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4.216cm" fo:min-width="3.716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21cm" fo:min-width="3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14cm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Mono"/>
    </style:style>
    <style:style style:name="P4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5cm" svg:height="4.5cm" svg:x="2.75cm" svg:y="1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5cm" svg:height="0.971cm" svg:x="2.75cm" svg:y="1.529cm">
          <draw:text-box>
            <text:p text:style-name="P2"><text:span text:style-name="T1">SYS_RESET</text:span></text:p>
          </draw:text-box>
        </draw:frame>
        <draw:frame draw:style-name="gr3" draw:text-style-name="P4" draw:layer="layout" svg:width="2.014cm" svg:height="0.81cm" svg:x="4.986cm" svg:y="3.1cm">
          <draw:text-box>
            <text:p><text:span text:style-name="T2">RESET</text:span></text:p>
          </draw:text-box>
        </draw:frame>
        <draw:line draw:style-name="gr4" draw:text-style-name="P5" draw:layer="layout" svg:x1="8cm" svg:y1="3.5cm" svg:x2="7cm" svg:y2="3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26T14:22:24.700604948</dc:date>
    <meta:editing-duration>PT33M13S</meta:editing-duration>
    <meta:editing-cycles>25</meta:editing-cycles>
    <meta:generator>LibreOffice/25.2.3.2$Linux_X86_64 LibreOffice_project/520$Build-2</meta:generator>
    <meta:document-statistic meta:object-count="4"/>
  </office:meta>
</office:document-meta>
</file>